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9087e" officeooo:paragraph-rsid="0009087e" style:font-weight-asian="bold" style:font-weight-complex="bold"/>
    </style:style>
    <style:style style:name="P2" style:family="paragraph" style:parent-style-name="Standard">
      <style:text-properties style:font-name="Courier New" officeooo:rsid="0009087e" officeooo:paragraph-rsid="00090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 of R-Script:</text:p>
      <text:p text:style-name="P2"/>
      <text:p text:style-name="P2">1. <text:s text:c="2"/>Data loading</text:p>
      <text:p text:style-name="P2">2. <text:s text:c="2"/>Data visualization</text:p>
      <text:p text:style-name="P2">3. <text:s text:c="2"/>Quality control</text:p>
      <text:p text:style-name="P2">4. <text:s text:c="2"/>Spatial loading (STFDF)</text:p>
      <text:p text:style-name="P2">5. <text:s text:c="2"/>Creating raster from STFDF</text:p>
      <text:p text:style-name="P2">6. <text:s text:c="2"/>Basic statistical information</text:p>
      <text:p text:style-name="P2">7. <text:s text:c="2"/>Spatio-temporal statistics</text:p>
      <text:p text:style-name="P2">6. <text:s text:c="2"/>Threshold calculating</text:p>
      <text:p text:style-name="P2">7. <text:s text:c="2"/>Linking to EcoCrop</text:p>
      <text:p text:style-name="P2">8. <text:s text:c="2"/>Linking to IPM/pest control</text:p>
      <text:p text:style-name="P2">9. <text:s text:c="2"/>Adding co-variables</text:p>
      <text:p text:style-name="P2">10. Creating a 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8:37:17.399381337</meta:creation-date>
    <dc:date>2014-08-25T18:42:18.253810913</dc:date>
    <meta:editing-duration>P0D</meta:editing-duration>
    <meta:editing-cycles>1</meta:editing-cycles>
    <meta:document-statistic meta:table-count="0" meta:image-count="0" meta:object-count="0" meta:page-count="1" meta:paragraph-count="13" meta:word-count="47" meta:character-count="337" meta:non-whitespace-character-count="281"/>
    <meta:generator>LibreOffice/4.2.4.2$Linux_X86_64 LibreOffice_project/420m0$Build-2</meta:generator>
  </office:meta>
</office:document-meta>
</file>